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9.775cm"/>
    </style:style>
    <style:style style:name="co4" style:family="table-column">
      <style:table-column-properties fo:break-before="auto" style:column-width="11.382cm"/>
    </style:style>
    <style:style style:name="co5" style:family="table-column">
      <style:table-column-properties fo:break-before="auto" style:column-width="11.192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2.24pt solid #ff4000" fo:border-right="2.24pt solid #ff4000" fo:border-top="2.24pt solid #ff4000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2.24pt solid #ff4000" fo:border-right="2.24pt solid #ff4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729fcf" style:text-align-source="fix" style:repeat-content="false" fo:border-left="2.24pt solid #ff4000" fo:border-right="2.24pt solid #ff4000" fo:border-top="none"/>
      <style:paragraph-properties fo:text-align="center" fo:margin-left="0cm"/>
    </style:style>
    <style:style style:name="ce6" style:family="table-cell" style:parent-style-name="Default">
      <style:table-cell-properties fo:border-bottom="2.24pt solid #ff4000" fo:background-color="#729fcf" style:text-align-source="fix" style:repeat-content="false" fo:border-left="2.24pt solid #ff4000" fo:border-right="2.24pt solid #ff4000" fo:border-top="none"/>
      <style:paragraph-properties fo:text-align="center" fo:margin-left="0cm"/>
    </style:style>
    <style:style style:name="ce7" style:family="table-cell" style:parent-style-name="Default">
      <style:table-cell-properties fo:background-color="#729fcf"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729fcf" style:text-align-source="fix" style:repeat-content="false" fo:border-left="2.24pt solid #ff4000" fo:border-right="2.24pt solid #ff4000" fo:border-top="2.24pt solid #ff4000"/>
      <style:paragraph-properties fo:text-align="center" fo:margin-left="0cm"/>
    </style:style>
    <style:style style:name="ce9" style:family="table-cell" style:parent-style-name="Default">
      <style:table-cell-properties fo:border-bottom="2.24pt solid #ff4000" style:text-align-source="fix" style:repeat-content="false" fo:border-left="2.24pt solid #ff4000" fo:border-right="2.24pt solid #ff4000" fo:border-top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2.24pt solid #ff4000"/>
      <style:paragraph-properties fo:text-align="center" fo:margin-left="0cm"/>
    </style:style>
    <style:style style:name="ce11" style:family="table-cell" style:parent-style-name="Default">
      <style:table-cell-properties fo:background-color="#729fcf" style:text-align-source="fix" style:repeat-content="false" fo:border="2.24pt solid #ff4000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Wesselling et al, Cell, 2020, doi: 10.1016/j.cell.2020.10.029</text:p>
          </table:table-cell>
          <table:table-cell office:value-type="string" calcext:value-type="string">
            <text:p>Drummond et al, Brain, 2020, <text:a xlink:href="https://doi.org/10.1093/brain/awaa223" xlink:type="simple">https://doi.org/10.1093/brain/awaa223</text:a></text:p>
          </table:table-cell>
          <table:table-cell office:value-type="string" calcext:value-type="string">
            <text:p>Abreha et al, J. Biol. Chem., 2021, DOI: 10.1016/j.jbc.2021.100760 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X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X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/>
          <table:table-cell table:style-name="ce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/>
          <table:table-cell table:style-name="ce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X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X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X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X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X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X</text:p>
          </table:table-cell>
          <table:table-cell table:number-columns-repeated="2" table:style-name="ce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X</text:p>
          </table:table-cell>
          <table:table-cell table:number-columns-repeated="2" table:style-name="ce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X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style-name="ce1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style-name="ce3" office:value-type="string" calcext:value-type="string">
            <office:annotation draw:style-name="gr1" draw:text-style-name="P2" svg:width="2.899cm" svg:height="1.799cm" svg:x="37.303cm" svg:y="7.286cm" draw:caption-point-x="-0.61cm" draw:caption-point-y="1.51cm">
              <dc:date>2022-12-01T00:00:00</dc:date>
              <text:p text:style-name="P1">Overlap between AD and TBK1 kinase </text:p>
            </office:annotation>
            <text:p>X</text:p>
          </table:table-cell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198" calcext:value-type="float">
            <text:p>198</text:p>
          </table:table-cell>
          <table:table-cell table:style-name="ce3" office:value-type="string" calcext:value-type="string">
            <office:annotation draw:style-name="gr1" draw:text-style-name="P2" svg:width="2.899cm" svg:height="1.799cm" svg:x="14.729cm" svg:y="7.737cm" draw:caption-point-x="-0.61cm" draw:caption-point-y="1.51cm">
              <dc:date>2022-12-01T00:00:00</dc:date>
              <text:p text:style-name="P1">&gt;90 % modified in AD in the FLEXITau data</text:p>
            </office:annotation>
            <text:p>X</text:p>
          </table:table-cell>
          <table:table-cell table:style-name="ce1"/>
          <table:table-cell table:style-name="ce9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199" calcext:value-type="float">
            <text:p>199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X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T</text:p>
          </table:table-cell>
          <table:table-cell table:style-name="ce2" office:value-type="float" office:value="205" calcext:value-type="float">
            <text:p>205</text:p>
          </table:table-cell>
          <table:table-cell table:style-name="ce6" office:value-type="string" calcext:value-type="string">
            <office:annotation draw:style-name="gr2" draw:text-style-name="P2" svg:width="2.899cm" svg:height="2.966cm" svg:x="14.729cm" svg:y="9.092cm" draw:caption-point-x="-0.61cm" draw:caption-point-y="1.51cm">
              <dc:date>2022-12-01T00:00:00</dc:date>
              <text:p text:style-name="P1">All 4 also observed in 20-40 % of control, suggesting that early disease is observed in a few controls</text:p>
            </office:annotation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208" calcext:value-type="float">
            <text:p>208</text:p>
          </table:table-cell>
          <table:table-cell table:style-name="ce7"/>
          <table:table-cell table:style-name="ce2" office:value-type="string" calcext:value-type="string">
            <text:p>X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210" calcext:value-type="float">
            <text:p>210</text:p>
          </table:table-cell>
          <table:table-cell table:number-columns-repeated="3" table:style-name="ce2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T</text:p>
          </table:table-cell>
          <table:table-cell table:style-name="ce2" office:value-type="float" office:value="212" calcext:value-type="float">
            <text:p>212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T</text:p>
          </table:table-cell>
          <table:table-cell table:style-name="ce2" office:value-type="float" office:value="217" calcext:value-type="float">
            <text:p>217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T</text:p>
          </table:table-cell>
          <table:table-cell table:style-name="ce2" office:value-type="float" office:value="220" calcext:value-type="float">
            <text:p>220</text:p>
          </table:table-cell>
          <table:table-cell table:style-name="ce6" office:value-type="string" calcext:value-type="string">
            <text:p>X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T</text:p>
          </table:table-cell>
          <table:table-cell table:style-name="ce2" office:value-type="float" office:value="231" calcext:value-type="float">
            <text:p>231</text:p>
          </table:table-cell>
          <table:table-cell table:number-columns-repeated="3" table:style-name="ce2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235" calcext:value-type="float">
            <text:p>235</text:p>
          </table:table-cell>
          <table:table-cell table:number-columns-repeated="3" table:style-name="ce2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262" calcext:value-type="float">
            <text:p>262</text:p>
          </table:table-cell>
          <table:table-cell table:number-columns-repeated="3" table:style-name="ce2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T</text:p>
          </table:table-cell>
          <table:table-cell table:style-name="ce2" office:value-type="float" office:value="263" calcext:value-type="float">
            <text:p>263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285" calcext:value-type="float">
            <text:p>285</text:p>
          </table:table-cell>
          <table:table-cell table:style-name="ce2" table:number-columns-repeated="2"/>
          <table:table-cell table:style-name="ce8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289" calcext:value-type="float">
            <text:p>289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305" calcext:value-type="float">
            <text:p>305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324" calcext:value-type="float">
            <text:p>324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356" calcext:value-type="float">
            <text:p>356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T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T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396" calcext:value-type="float">
            <text:p>396</text:p>
          </table:table-cell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office:annotation draw:style-name="gr3" draw:text-style-name="P2" svg:width="2.899cm" svg:height="2.176cm" svg:x="26.111cm" svg:y="21.284cm" draw:caption-point-x="-0.61cm" draw:caption-point-y="1.51cm">
              <dc:date>2022-12-01T00:00:00</dc:date>
              <text:p text:style-name="P1">Most abundant Tau peptide detected contained Ser396</text:p>
            </office:annotation>
            <text:p>X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400" calcext:value-type="float">
            <text:p>400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403" calcext:value-type="float">
            <text:p>403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style-name="ce1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404" calcext:value-type="float">
            <text:p>404</text:p>
          </table:table-cell>
          <table:table-cell table:style-name="ce9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X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X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X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X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X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X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X</text:p>
          </table:table-cell>
          <table:table-cell table:style-name="ce1" table:number-columns-repeated="2"/>
        </table:table-row>
        <table:table-row table:style-name="ro2" table:number-rows-repeated="104851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7:11:14.123919696</meta:creation-date>
    <dc:date>2022-12-01T15:36:29.430795345</dc:date>
    <meta:editing-duration>PT22H25M15S</meta:editing-duration>
    <meta:editing-cycles>2</meta:editing-cycles>
    <meta:generator>LibreOffice/7.4.3.2$Linux_X86_64 LibreOffice_project/1048a8393ae2eeec98dff31b5c133c5f1d08b890</meta:generator>
    <meta:document-statistic meta:table-count="1" meta:cell-count="229" meta:object-count="0"/>
  </office:meta>
</office:document-meta>
</file>